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Times New Roman1" style:font-weight-asian="bold" style:font-name-complex="Times New Roman1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4" style:family="text">
      <style:text-properties style:font-name-asian="Times New Roman1" style:font-name-complex="Times New Roman1"/>
    </style:style>
    <style:style style:name="T15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2cm" svg:height="0.82cm" draw:z-index="0"><draw:image xlink:href="../../odt/images/0126.png" xlink:type="simple" xlink:show="embed" xlink:actuate="onLoad"/></draw:frame></text:p>
          </table:table-cell>
          <table:table-cell table:style-name="Table1.B1" office:value-type="string">
            <text:h text:style-name="P2" text:outline-level="1">Минимум по всем элементам вектора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9">C</text:span><text:span text:style-name="T11">и</text:span>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88cm" svg:height="1.349cm" draw:z-index="1"><draw:image xlink:href="../../odt/images/0126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4">Блок </text:span><text:span text:style-name="T15">производит поэлементное вычисление минимального или максимального из элементов входного вектора </text:span><text:span text:style-name="T10">(</text:span><text:span text:style-name="T12">входных векторов)</text:span><text:span text:style-name="T15">:</text:span></text:p>
            <text:p text:style-name="P6"><text:span text:style-name="T15"><draw:frame draw:style-name="fr3" draw:name="Объект1" text:anchor-type="as-char" svg:width="5.842cm" svg:height="0.686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5">или </text:span><text:span text:style-name="T15"><draw:frame draw:style-name="fr3" draw:name="Object1" text:anchor-type="as-char" svg:width="5.937cm" svg:height="0.686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5">,</text:span></text:p>
            <text:p text:style-name="P5"><text:span text:style-name="T12">г</text:span><text:span text:style-name="T15">де </text:span><text:span text:style-name="T15"><draw:frame draw:style-name="fr3" draw:name="Объект2" text:anchor-type="as-char" svg:width="0.36cm" svg:height="0.549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5"> – элемент вектора,</text:span><text:span text:style-name="T15"><draw:frame draw:style-name="fr3" draw:name="Объект3" text:anchor-type="as-char" svg:width="1.469cm" svg:height="0.621cm" draw:z-index="5"><draw:object xlink:href="./Object 3" xlink:type="simple" xlink:show="embed" xlink:actuate="onLoad"/><draw:image xlink:href="./ObjectReplacements/Object 3" xlink:type="simple" xlink:show="embed" xlink:actuate="onLoad"/></draw:frame></text:span><text:span text:style-name="T15">– элементы всех входных сигналов,</text:span><text:span text:style-name="T15"><draw:frame draw:style-name="fr3" draw:name="Объект5" text:anchor-type="as-char" svg:width="1.087cm" svg:height="0.564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5">– выходной сигнал, </text:span><text:span text:style-name="T8">скаляр</text:span><text:span text:style-name="T15">.</text:span></text:p>
            <text:p text:style-name="P5"><text:span text:style-name="T13">Свойства</text:span>:</text:p>
            <text:list xml:id="list1431684383070753487" text:style-name="L1">
              <text:list-item>
                <text:p text:style-name="P7">Количество портов – количество портов блока;</text:p>
              </text:list-item>
              <text:list-item>
                <text:p text:style-name="P7">Тип операции – тип операции: минимум или максимум.</text:p>
              </text:list-item>
            </text:list>
            <text:p text:style-name="P5"><text:span text:style-name="T7">Примечание:</text:span> для реализации векторной обработки преобразуемые сигналы должны быть «сжаты» в векторные входные сигналы посредством типового блока «Мультиплексор»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инимум по всем элементам вектора</dc:title>
    <dc:date>2014-12-01T17:34:55.20</dc:date>
    <meta:generator>OpenOffice/4.1.1$Win32 OpenOffice.org_project/411m6$Build-9775</meta:generator>
    <meta:editing-duration>PT2H3M52S</meta:editing-duration>
    <meta:editing-cycles>65</meta:editing-cycles>
    <meta:document-statistic meta:table-count="1" meta:image-count="2" meta:object-count="5" meta:page-count="1" meta:paragraph-count="13" meta:word-count="77" meta:character-count="550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 mathvariant="italic">min</mi>
      </mrow>
      <mfenced open="(" close=")">
        <mrow>
          <msub>
            <mi>u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sub>
            <mi>u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n>...</mn>
        </mrow>
      </mfenced>
    </mrow>
    <annotation encoding="StarMath 5.0">y(t) = min left ( u_{1,i}(t), u_{2,i}(t), ... right )</annotation>
  </semantics>
</math>
</file>

<file path=Object 2/content.xml><?xml version="1.0" encoding="utf-8"?>
<math xmlns="http://www.w3.org/1998/Math/MathML">
  <semantics>
    <mrow>
      <mi>i</mi>
    </mrow>
    <annotation encoding="StarMath 5.0">i</annotation>
  </semantics>
</math>
</file>

<file path=Object 3/content.xml><?xml version="1.0" encoding="utf-8"?>
<math xmlns="http://www.w3.org/1998/Math/MathML">
  <semantics>
    <mrow>
      <msub>
        <mi>x</mi>
        <mrow>
          <mi>j</mi>
          <mi>,</mi>
          <mi>i</mi>
        </mrow>
      </msub>
      <mrow>
        <mo stretchy="false">(</mo>
        <mrow>
          <mi>t</mi>
        </mrow>
        <mo stretchy="false">)</mo>
      </mrow>
    </mrow>
    <annotation encoding="StarMath 5.0">x_{j,i}(t)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 mathvariant="italic">max</mi>
      </mrow>
      <mfenced open="(" close=")">
        <mrow>
          <msub>
            <mi>u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sub>
            <mi>u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n>...</mn>
        </mrow>
      </mfenced>
    </mrow>
    <annotation encoding="StarMath 5.0">y(t) = max left ( u_{1,i}(t), u_{2,i}(t), ... right )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